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25pt solid #000000" fo:border-left="none" fo:border-right="none" fo:border-top="1.25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74.62mm" svg:height="99.87mm" svg:x="207.34mm" svg:y="57.64mm">
            <loext:p draw:notify-on-update-of-ranges="Foglio1.A4:Foglio1.A4 Foglio1.A5:Foglio1.A11 Foglio1.B4:Foglio1.B4 Foglio1.B5:Foglio1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table:style-name="Default"/>
          <table:table-cell office:value-type="string" calcext:value-type="string">
            <text:p>Test eseguito su 350k parole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office:value-type="string" calcext:value-type="string">
            <text:p>multi (350k hash)</text:p>
          </table:table-cell>
          <table:table-cell/>
          <table:table-cell table:style-name="Default" office:value-type="string" calcext:value-type="string">
            <text:p>singolo)</text:p>
          </table:table-cell>
        </table:table-row>
        <table:table-row table:style-name="ro1">
          <table:table-cell table:style-name="Default"/>
          <table:table-cell office:value-type="string" calcext:value-type="string">
            <text:p>time (ms)</text:p>
          </table:table-cell>
          <table:table-cell/>
          <table:table-cell table:style-name="Default" office:value-type="string" calcext:value-type="string">
            <text:p>time(ns)</text:p>
          </table:table-cell>
        </table:table-row>
        <table:table-row table:style-name="ro1">
          <table:table-cell office:value-type="string" calcext:value-type="string">
            <text:p>fnv1</text:p>
          </table:table-cell>
          <table:table-cell office:value-type="float" office:value="30.25" calcext:value-type="float">
            <text:p>30,25</text:p>
          </table:table-cell>
          <table:table-cell/>
          <table:table-cell office:value-type="float" office:value="99.15" calcext:value-type="float">
            <text:p>99,15</text:p>
          </table:table-cell>
        </table:table-row>
        <table:table-row table:style-name="ro2">
          <table:table-cell office:value-type="string" calcext:value-type="string">
            <text:p>fnv1a<text:span text:style-name="T1"> </text:span></text:p>
          </table:table-cell>
          <table:table-cell office:value-type="float" office:value="36.64" calcext:value-type="float">
            <text:p>36,64</text:p>
          </table:table-cell>
          <table:table-cell/>
          <table:table-cell office:value-type="float" office:value="123.177" calcext:value-type="float">
            <text:p>123,177</text:p>
          </table:table-cell>
        </table:table-row>
        <table:table-row table:style-name="ro1">
          <table:table-cell office:value-type="string" calcext:value-type="string">
            <text:p>djb2</text:p>
          </table:table-cell>
          <table:table-cell office:value-type="float" office:value="10.94" calcext:value-type="float">
            <text:p>10,94</text:p>
          </table:table-cell>
          <table:table-cell/>
          <table:table-cell office:value-type="float" office:value="46.86" calcext:value-type="float">
            <text:p>46,86</text:p>
          </table:table-cell>
        </table:table-row>
        <table:table-row table:style-name="ro1">
          <table:table-cell office:value-type="string" calcext:value-type="string">
            <text:p>djb2-a</text:p>
          </table:table-cell>
          <table:table-cell office:value-type="float" office:value="10.8" calcext:value-type="float">
            <text:p>10,8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jb2v2</text:p>
          </table:table-cell>
          <table:table-cell office:value-type="float" office:value="10.749" calcext:value-type="float">
            <text:p>10,749</text:p>
          </table:table-cell>
          <table:table-cell/>
          <table:table-cell office:value-type="float" office:value="46.14" calcext:value-type="float">
            <text:p>46,14</text:p>
          </table:table-cell>
        </table:table-row>
        <table:table-row table:style-name="ro1">
          <table:table-cell office:value-type="string" calcext:value-type="string">
            <text:p>SuperFastHash</text:p>
          </table:table-cell>
          <table:table-cell office:value-type="float" office:value="9.53" calcext:value-type="float">
            <text:p>9,53</text:p>
          </table:table-cell>
          <table:table-cell/>
          <table:table-cell office:value-type="float" office:value="50.02" calcext:value-type="float">
            <text:p>50,02</text:p>
          </table:table-cell>
        </table:table-row>
        <table:table-row table:style-name="ro1">
          <table:table-cell office:value-type="string" calcext:value-type="string">
            <text:p>sdbm</text:p>
          </table:table-cell>
          <table:table-cell office:value-type="float" office:value="11.3773" calcext:value-type="float">
            <text:p>11,3773</text:p>
          </table:table-cell>
          <table:table-cell/>
          <table:table-cell office:value-type="float" office:value="48.89" calcext:value-type="float">
            <text:p>48,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7:52:13.665750571</meta:creation-date>
    <dc:date>2016-11-09T19:24:45.335759386</dc:date>
    <meta:editing-duration>PT2M1S</meta:editing-duration>
    <meta:editing-cycles>1</meta:editing-cycles>
    <meta:document-statistic meta:table-count="1" meta:cell-count="26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463cm" svg:height="9.988cm" xlink:href=".." xlink:type="simple" chart:class="chart:bar" chart:style-name="ch1">
        <chart:title svg:x="7.642cm" svg:y="0.335cm" chart:style-name="ch2">
          <text:p>Hash time</text:p>
        </chart:title>
        <chart:legend chart:legend-position="end" svg:x="15.253cm" svg:y="4.695cm" style:legend-expansion="high" chart:style-name="ch3"/>
        <chart:plot-area chart:style-name="ch4" table:cell-range-address="Foglio1.A4:Foglio1.B11" chart:data-source-has-labels="both" svg:x="1.36cm" svg:y="1.313cm" svg:width="13.544cm" svg:height="7.495cm">
          <chartooo:coordinate-region svg:x="1.981cm" svg:y="1.512cm" svg:width="12.923cm" svg:height="6.649cm"/>
          <chart:axis chart:dimension="x" chart:name="primary-x" chart:style-name="ch5" chartooo:axis-type="auto">
            <chartooo:date-scale/>
            <chart:title svg:x="7.506cm" svg:y="9.007cm" chart:style-name="ch6">
              <text:p>function</text:p>
            </chart:title>
            <chart:categories table:cell-range-address="Foglio1.A5:Foglio1.A11"/>
          </chart:axis>
          <chart:axis chart:dimension="y" chart:name="primary-y" chart:style-name="ch7">
            <chart:title svg:x="0.451cm" svg:y="5.739cm" chart:style-name="ch8">
              <text:p>Time(ns)</text:p>
            </chart:title>
            <chart:grid chart:style-name="ch9" chart:class="major"/>
          </chart:axis>
          <chart:series chart:style-name="ch10" chart:values-cell-range-address="Foglio1.B5:Foglio1.B11" chart:label-cell-address="Foglio1.B4:Foglio1.B4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Foglio1.B4:Foglio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nv1</text:p>
                <draw:g>
                  <svg:desc>Foglio1.A5:Foglio1.A11</svg:desc>
                </draw:g>
              </table:table-cell>
              <table:table-cell office:value-type="float" office:value="30.25">
                <text:p>30.25</text:p>
                <draw:g>
                  <svg:desc>Foglio1.B5:Foglio1.B11</svg:desc>
                </draw:g>
              </table:table-cell>
            </table:table-row>
            <table:table-row>
              <table:table-cell office:value-type="string">
                <text:p>fnv1a </text:p>
              </table:table-cell>
              <table:table-cell office:value-type="float" office:value="36.64">
                <text:p>36.64</text:p>
              </table:table-cell>
            </table:table-row>
            <table:table-row>
              <table:table-cell office:value-type="string">
                <text:p>djb2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djb2-a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djb2v2</text:p>
              </table:table-cell>
              <table:table-cell office:value-type="float" office:value="10.749">
                <text:p>10.749</text:p>
              </table:table-cell>
            </table:table-row>
            <table:table-row>
              <table:table-cell office:value-type="string">
                <text:p>SuperFastHash</text:p>
              </table:table-cell>
              <table:table-cell office:value-type="float" office:value="9.53">
                <text:p>9.53</text:p>
              </table:table-cell>
            </table:table-row>
            <table:table-row>
              <table:table-cell office:value-type="string">
                <text:p>sdbm</text:p>
              </table:table-cell>
              <table:table-cell office:value-type="float" office:value="11.3773">
                <text:p>11.37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